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Hyperlink" style:family="text">
      <style:text-properties style:font-name="Aptos" style:font-name-complex="Open Sans" fo:color="#333333" fo:background-color="#FFFFFF" style:text-underline-type="none"/>
    </style:style>
    <style:style style:name="T3" style:parent-style-name="Hyperlink" style:family="text">
      <style:text-properties style:font-name="Aptos" style:font-name-complex="Open Sans" fo:color="#333333" fo:background-color="#FFFFFF" style:text-underline-type="none"/>
    </style:style>
    <style:style style:name="T4" style:parent-style-name="Hyperlink" style:family="text">
      <style:text-properties style:font-name="Aptos" style:font-name-complex="Open Sans" fo:color="#333333" fo:background-color="#FFFFFF" style:text-underline-type="none"/>
    </style:style>
    <style:style style:name="T5" style:parent-style-name="Hyperlink" style:family="text">
      <style:text-properties style:font-name="Aptos" style:font-name-complex="Open Sans" fo:color="#333333" fo:background-color="#FFFFFF" style:text-underline-type="none"/>
    </style:style>
    <style:style style:name="T6" style:parent-style-name="Hyperlink" style:family="text">
      <style:text-properties style:font-name="Aptos" style:font-name-complex="Open Sans" fo:color="#333333" fo:background-color="#FFFFFF" style:text-underline-type="none"/>
    </style:style>
    <style:style style:name="T7" style:parent-style-name="Hyperlink" style:family="text">
      <style:text-properties style:font-name="Aptos" style:font-name-complex="Open Sans" fo:color="#333333" fo:background-color="#FFFFFF" style:text-underline-type="none"/>
    </style:style>
    <style:style style:name="T8" style:parent-style-name="Hyperlink" style:family="text">
      <style:text-properties style:font-name="Aptos" style:font-name-complex="Open Sans" fo:color="#333333" fo:background-color="#FFFFFF" style:text-underline-type="none"/>
    </style:style>
    <style:style style:name="T9" style:parent-style-name="DefaultParagraphFont" style:family="text">
      <style:text-properties style:font-name="Aptos"/>
    </style:style>
    <style:style style:name="T10" style:parent-style-name="DefaultParagraphFont" style:family="text">
      <style:text-properties style:font-name="Aptos"/>
    </style:style>
    <style:style style:name="P11" style:parent-style-name="Normal" style:family="paragraph">
      <style:text-properties style:font-name="Aptos"/>
    </style:style>
    <style:style style:name="P12" style:parent-style-name="Normal" style:family="paragraph">
      <style:text-properties style:font-name="Aptos"/>
    </style:style>
    <style:style style:name="P13" style:parent-style-name="Normal" style:family="paragraph">
      <style:text-properties style:font-name="Aptos"/>
    </style:style>
    <style:style style:name="P14" style:parent-style-name="Normal" style:family="paragraph">
      <style:text-properties style:font-name="Aptos"/>
    </style:style>
    <style:style style:name="P15" style:parent-style-name="Normal" style:family="paragraph">
      <style:text-properties style:font-name="Aptos"/>
    </style:style>
    <style:style style:name="P16" style:parent-style-name="Normal" style:family="paragraph">
      <style:text-properties style:font-name="Aptos"/>
    </style:style>
    <style:style style:name="P17" style:parent-style-name="Normal" style:family="paragraph">
      <style:text-properties style:font-name="Aptos"/>
    </style:style>
    <style:style style:name="P18" style:parent-style-name="Normal" style:family="paragraph">
      <style:text-properties style:font-name="Aptos"/>
    </style:style>
    <style:style style:name="P19" style:parent-style-name="Normal" style:family="paragraph">
      <style:text-properties style:font-name="Aptos"/>
    </style:style>
    <style:style style:name="P20" style:parent-style-name="Normal" style:family="paragraph">
      <style:text-properties style:font-name="Aptos"/>
    </style:style>
    <style:style style:name="P21" style:parent-style-name="ListParagraph" style:list-style-name="LFO1" style:family="paragraph">
      <style:text-properties style:font-name="Aptos"/>
    </style:style>
    <style:style style:name="P22" style:parent-style-name="ListParagraph" style:list-style-name="LFO1" style:family="paragraph">
      <style:text-properties style:font-name="Aptos"/>
    </style:style>
    <style:style style:name="P23" style:parent-style-name="ListParagraph" style:list-style-name="LFO1" style:family="paragraph">
      <style:text-properties style:font-name="Aptos"/>
    </style:style>
    <style:style style:name="P24" style:parent-style-name="Normal" style:family="paragraph">
      <style:text-properties style:font-name="Aptos"/>
    </style:style>
    <style:style style:name="P25" style:parent-style-name="Normal" style:family="paragraph">
      <style:text-properties style:font-name="Aptos"/>
    </style:style>
    <style:style style:name="P26" style:parent-style-name="Normal" style:family="paragraph">
      <style:text-properties style:font-name="Aptos"/>
    </style:style>
    <style:style style:name="T27" style:parent-style-name="DefaultParagraphFont" style:family="text">
      <style:text-properties style:font-name="Aptos"/>
    </style:style>
  </office:automatic-styles>
  <office:body>
    <office:text text:use-soft-page-breaks="true">
      <text:p text:style-name="P1">Myths and Legends are a large part of culture, no matter where you are in the world. If you have a belief, it stems from a story or an idea or even just a person. However, these tales and titbits<text:s/>have been<text:s/>lost to time or changed in a way that makes them indistinguishable from their original counterparts. For example, if you ask any person that you meet on the street or even google to describe the appearance of Thor, they will describe to you the Thor played by Chris Hemsworth from the Marvel movies as opposed to the red haired Norseman wielding the hammer of Mjolnir<text:s/>which has a handle too short for anyone to lift normally and has no abilities to give to its wielder. For my project this year, I shall be making a hypertext fiction game I am calling A Tale of Tales that tells the stories from many mythologies and places of folk lore in an interactive and fun way.</text:p>
      <text:p text:style-name="Normal"/>
      <text:p text:style-name="Normal">Neil Gaiman, author of books such as The Sandman and Good Omens,<text:s/>once said<text:s/>in an interview “<text:a xlink:href="https://www.azquotes.com/quote/1208256" office:target-frame-name="_top" xlink:show="replace"><text:span text:style-name="T2">I love mythic stuff. I love playing with gods, I love playing with myths. A lot of it has to do with<text:s/></text:span><text:span text:style-name="T3">the fact<text:s/></text:span><text:span text:style-name="T4">that they</text:span><text:span text:style-name="T5"><text:s/>a</text:span><text:span text:style-name="T6">re the basic places stories come from. They</text:span><text:span text:style-name="T7"><text:s/>a</text:span><text:span text:style-name="T8">re the clay that you make the bricks out of.</text:span></text:a><text:span text:style-name="T9">”<text:s/></text:span><text:span text:style-name="T10">There are stories from mythologies that are some of my favourite stories of all time, such as The Iliad and the Forging of Mjolnir, and these stories along with hundreds more are all stories that I wish to tell within my game.</text:span></text:p>
      <text:p text:style-name="P11"/>
      <text:p text:style-name="P12">My game takes a lot of inspiration from a game with similar gameplay elements to hypertext fiction games called Immortality. It is a game where you are given videos from three unreleased movies all starring the same protagonist, and you<text:s/>are required to navigate<text:s/>between videos using an equivalent to hyperlinks to figure out what went wrong during the filming of the movies.</text:p>
      <text:p text:style-name="P13"/>
      <text:p text:style-name="P14">There are issues with the project that will need to be considered,<text:s/>such as<text:s/>ethics. These Myths are a heavy part of people’s culture and so<text:s/>all<text:s/>the stories that will be told will be<text:s/>the most accurate depiction of the story<text:s/>that I am able to find. Another typical issue with using stories is whether they are copyrighted or not. Luckily, none of the myths and tales<text:s/>have been copyrighted by anyone, so I have free reign over which stories I use while keeping in mind the authenticity. In addition, I would like to add accessibility features like text-to-speech and font size to help those with learning disabilities.</text:p>
      <text:p text:style-name="P15"/>
      <text:p text:style-name="P16">For my planning, I am using the Agile ideology<text:s/>of the Software Development Life Cycle. This means that I plan for one aspect of my project at a time<text:s/>and if I need to amend any problems with my code, I can plan a fix, design it, and then implement the improvements with relative ease. My current<text:s/>plan<text:s/>is to have a tile showing a set of stories for each mythology<text:s/>and the user can click on one to start the story experience of the selected mythology, where the user will start on a random extract from a story and has to navigate their way around the extracts to collect every page. Every page collected will be placed into a folder in a specific slot so that once<text:s/>all<text:s/>the pages are collected, the user will be able to read<text:s/>all<text:s/>the<text:s/>stories uninterrupted<text:s/>in the correct order.</text:p>
      <text:p text:style-name="P17"/>
      <text:soft-page-break/>
      <text:p text:style-name="P18">Every 2 weeks, we participated in sprint meetings to talk about<text:s/>what we progressed with our projects and what we needed to improve and add. Unfortunately, I was only able to participate in a singular sprint meeting between the beginning of the<text:s/>year and now. In this meeting, we discussed about my project vision and<text:s/>what to do next. The main point of discussion was on my knowledge of HTML, and where I could find learning resources to help progress with the basic code.</text:p>
      <text:p text:style-name="P19"/>
      <text:p text:style-name="P20">These are a few of the User Stories for my project that I have planned for currently:</text:p>
      <text:list text:style-name="LFO1" text:continue-numbering="true">
        <text:list-item>
          <text:p text:style-name="P21">Talk about saving.</text:p>
        </text:list-item>
        <text:list-item>
          <text:p text:style-name="P22">Talk about which mythologies I want to use for the stories.</text:p>
        </text:list-item>
        <text:list-item>
          <text:p text:style-name="P23">Talk about the starting point randomiser.</text:p>
        </text:list-item>
      </text:list>
      <text:p text:style-name="P24"/>
      <text:p text:style-name="P25">At this point in time, I have not faced many issues or challenges<text:s/>other than my lack of knowledge in areas of all three of the required coding languages, but I hope that the rest I can complete<text:s/>without too many problems.</text:p>
      <text:p text:style-name="P26"/>
      <text:p text:style-name="Normal"><text:span text:style-name="T27">Thank you very much for listening to me ramble on and have a good da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key hooper</meta:initial-creator>
    <dc:creator>mikey hooper</dc:creator>
    <meta:creation-date>2024-01-14T12:48:00Z</meta:creation-date>
    <dc:date>2024-01-14T19:51:00Z</dc:date>
    <meta:template xlink:href="Normal.dotm" xlink:type="simple"/>
    <meta:editing-cycles>1</meta:editing-cycles>
    <meta:editing-duration>PT25200S</meta:editing-duration>
    <meta:document-statistic meta:page-count="2" meta:paragraph-count="8" meta:word-count="627" meta:character-count="4193" meta:row-count="29" meta:non-whitespace-character-count="3574"/>
  </office:meta>
</office:document-meta>
</file>